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1320000004F707BE68D.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Helvetica Neue" svg:font-family="'Helvetica Neue'"/>
    <style:font-face style:name="OpenSymbol" svg:font-family="OpenSymbol"/>
    <style:font-face style:name="Tahoma1" svg:font-family="Tahoma"/>
    <style:font-face style:name="Monaco" svg:font-family="Monaco" style:font-family-generic="modern" style:font-pitch="fixed"/>
    <style:font-face style:name="Monaco1" svg:font-family="Monaco" style:font-adornments="Regular" style:font-family-generic="modern" style:font-pitch="fixed"/>
    <style:font-face style:name="Museo 1001" svg:font-family="'Museo 100'" style:font-pitch="variable"/>
    <style:font-face style:name="Museo 100" svg:font-family="'Museo 100'" style:font-adornments="Regular" style:font-pitch="variable"/>
    <style:font-face style:name="Museo 500" svg:font-family="'Museo 500'" style:font-adornments="Regular" style:font-pitch="variable"/>
    <style:font-face style:name="Museo 900" svg:font-family="'Museo 900'" style:font-adornments="Regular"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988cm" table:align="left"/>
    </style:style>
    <style:style style:name="Table2.A" style:family="table-column">
      <style:table-column-properties style:column-width="4.999cm"/>
    </style:style>
    <style:style style:name="Table2.B" style:family="table-column">
      <style:table-column-properties style:column-width="11.989cm"/>
    </style:style>
    <style:style style:name="Table2.1" style:family="table-row">
      <style:table-row-properties style:keep-together="false" fo:keep-together="always"/>
    </style:style>
    <style:style style:name="Table2.A1" style:family="table-cell">
      <style:table-cell-properties fo:background-color="transparent" fo:padding="0.097cm" fo:border-left="none" fo:border-right="none" fo:border-top="none" fo:border-bottom="0.018cm solid #483e37">
        <style:background-image/>
      </style:table-cell-properties>
    </style:style>
    <style:style style:name="Table2.A2" style:family="table-cell">
      <style:table-cell-properties fo:background-color="transparent" fo:padding="0.097cm" fo:border="none">
        <style:background-image/>
      </style:table-cell-properties>
    </style:style>
    <style:style style:name="Table2.A3" style:family="table-cell">
      <style:table-cell-properties fo:background-color="#e9ddaf" fo:padding="0.097cm" fo:border="none">
        <style:background-image/>
      </style:table-cell-properties>
    </style:style>
    <style:style style:name="Table1" style:family="table">
      <style:table-properties style:width="16.988cm" table:align="left"/>
    </style:style>
    <style:style style:name="Table1.A" style:family="table-column">
      <style:table-column-properties style:column-width="4.999cm"/>
    </style:style>
    <style:style style:name="Table1.B" style:family="table-column">
      <style:table-column-properties style:column-width="11.989cm"/>
    </style:style>
    <style:style style:name="Table1.1" style:family="table-row">
      <style:table-row-properties style:keep-together="false" fo:keep-together="always"/>
    </style:style>
    <style:style style:name="Table1.A1" style:family="table-cell">
      <style:table-cell-properties fo:background-color="transparent" fo:padding="0.097cm" fo:border-left="none" fo:border-right="none" fo:border-top="none" fo:border-bottom="0.018cm solid #483e37">
        <style:background-image/>
      </style:table-cell-properties>
    </style:style>
    <style:style style:name="Table1.A2" style:family="table-cell">
      <style:table-cell-properties fo:background-color="transparent" fo:padding="0.097cm" fo:border="none">
        <style:background-image/>
      </style:table-cell-properties>
    </style:style>
    <style:style style:name="Table1.A3" style:family="table-cell">
      <style:table-cell-properties fo:background-color="#e9ddaf" fo:padding="0.097cm" fo:border="none">
        <style:background-image/>
      </style:table-cell-properties>
    </style:style>
    <style:style style:name="Table3" style:family="table">
      <style:table-properties style:width="16.988cm" table:align="left"/>
    </style:style>
    <style:style style:name="Table3.A" style:family="table-column">
      <style:table-column-properties style:column-width="4.999cm"/>
    </style:style>
    <style:style style:name="Table3.B" style:family="table-column">
      <style:table-column-properties style:column-width="11.989cm"/>
    </style:style>
    <style:style style:name="Table3.1" style:family="table-row">
      <style:table-row-properties style:keep-together="false" fo:keep-together="always"/>
    </style:style>
    <style:style style:name="Table3.A1" style:family="table-cell">
      <style:table-cell-properties fo:background-color="transparent" fo:padding="0.097cm" fo:border-left="none" fo:border-right="none" fo:border-top="none" fo:border-bottom="0.018cm solid #483e37">
        <style:background-image/>
      </style:table-cell-properties>
    </style:style>
    <style:style style:name="Table3.A2" style:family="table-cell">
      <style:table-cell-properties fo:background-color="transparent" fo:padding="0.097cm" fo:border="none">
        <style:background-image/>
      </style:table-cell-properties>
    </style:style>
    <style:style style:name="Table3.A3" style:family="table-cell">
      <style:table-cell-properties fo:background-color="#e9ddaf" fo:padding="0.097cm" fo:border="none">
        <style:background-image/>
      </style:table-cell-properties>
    </style:style>
    <style:style style:name="P1" style:family="paragraph" style:parent-style-name="Text_20_body">
      <style:text-properties style:font-name="Museo 1001" fo:font-size="32pt" style:font-size-asian="32pt" style:font-size-complex="32pt"/>
    </style:style>
    <style:style style:name="P2" style:family="paragraph" style:parent-style-name="Text_20_body">
      <style:text-properties style:font-name="Museo 1001" fo:font-size="54pt" style:font-size-asian="54pt" style:font-size-complex="54pt"/>
    </style:style>
    <style:style style:name="P3" style:family="paragraph" style:parent-style-name="Text_20_body">
      <style:text-properties fo:color="#e9ddaf" style:font-name="Museo 1001" fo:font-size="44pt" style:font-size-asian="44pt" style:font-size-complex="44pt"/>
    </style:style>
    <style:style style:name="P4" style:family="paragraph" style:parent-style-name="Text_20_body">
      <style:text-properties fo:color="#000000" style:font-name="Monaco" fo:font-size="11pt" style:font-name-asian="Monaco" style:font-size-asian="11pt" style:font-name-complex="Monaco" style:font-size-complex="11pt"/>
    </style:style>
    <style:style style:name="P5" style:family="paragraph" style:parent-style-name="Text_20_body">
      <style:text-properties fo:color="#000000" style:font-name-asian="Monaco" style:font-size-asian="11pt" style:font-name-complex="Monaco" style:font-size-complex="11pt"/>
    </style:style>
    <style:style style:name="P6" style:family="paragraph" style:parent-style-name="Heading_20_1">
      <style:text-properties fo:font-size="32pt" style:font-size-asian="32pt" style:font-size-complex="32pt"/>
    </style:style>
    <style:style style:name="P7" style:family="paragraph" style:parent-style-name="Heading_20_1">
      <style:paragraph-properties fo:margin-top="0.42cm" fo:margin-bottom="0cm"/>
      <style:text-properties fo:font-size="80pt" style:font-size-asian="80pt" style:font-size-complex="80pt"/>
    </style:style>
    <style:style style:name="P8" style:family="paragraph" style:parent-style-name="Table_20_Contents">
      <style:text-properties fo:font-weight="bold" style:font-weight-asian="bold" style:font-weight-complex="bold"/>
    </style:style>
    <style:style style:name="P9" style:family="paragraph" style:parent-style-name="Heading_20_3_20_after_20_page_20_break">
      <style:paragraph-properties fo:break-before="page"/>
    </style:style>
    <style:style style:name="P10" style:family="paragraph" style:parent-style-name="Heading_20_4">
      <style:text-properties fo:color="#000000" style:font-name-asian="Monaco" style:font-size-asian="11pt" style:font-name-complex="Monaco" style:font-size-complex="11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text-properties fo:color="#000000" style:font-name-asian="Monaco" style:font-size-asian="11pt" style:font-name-complex="Monaco" style:font-size-complex="11pt"/>
    </style:style>
    <style:style style:name="P32" style:family="paragraph" style:parent-style-name="Text_20_body" style:list-style-name="L21">
      <style:text-properties fo:color="#000000" style:font-name-asian="Monaco" style:font-size-asian="11pt" style:font-name-complex="Monaco" style:font-size-complex="11pt"/>
    </style:style>
    <style:style style:name="P33" style:family="paragraph" style:parent-style-name="Text_20_body" style:list-style-name="L23">
      <style:text-properties fo:color="#000000" style:font-name-asian="Monaco" style:font-size-asian="11pt" style:font-name-complex="Monaco" style:font-size-complex="11pt"/>
    </style:style>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9"/>
    <style:style style:name="P39" style:family="paragraph" style:parent-style-name="Heading_20_3">
      <style:text-properties fo:color="#000000" style:font-name-asian="Monaco" style:font-size-asian="11pt" style:font-name-complex="Monaco" style:font-size-complex="11pt"/>
    </style:style>
    <style:style style:name="P40" style:family="paragraph" style:parent-style-name="Heading_20_1" style:master-page-name="First_20_Page">
      <style:paragraph-properties style:page-number="auto"/>
    </style:style>
    <style:style style:name="P41" style:family="paragraph" style:parent-style-name="Heading_20_2">
      <style:text-properties fo:color="#000000" style:font-name-asian="Monaco" style:font-size-asian="11pt" style:font-name-complex="Monaco" style:font-size-complex="11pt"/>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Table_20_Contents_20_last" style:list-style-name="L22">
      <style:paragraph-properties fo:margin-left="0cm" fo:margin-right="0cm" fo:text-indent="-0.635cm" style:auto-text-indent="false"/>
    </style:style>
    <style:style style:name="T1" style:family="text">
      <style:text-properties fo:font-weight="bold" style:font-weight-asian="bold" style:font-weight-complex="bold"/>
    </style:style>
    <style:style style:name="T2" style:family="text">
      <style:text-properties fo:color="#000000" style:font-name="Monaco" fo:font-size="11pt" style:font-name-asian="Monaco" style:font-size-asian="11pt" style:font-name-complex="Monaco" style:font-size-complex="11pt"/>
    </style:style>
    <style:style style:name="T3" style:family="text">
      <style:text-properties fo:color="#000000" style:font-name-asian="Monaco" style:font-size-asian="11pt" style:font-name-complex="Monaco" style:font-size-complex="11pt"/>
    </style:style>
    <style:style style:name="T4" style:family="text">
      <style:text-properties fo:color="#000000" fo:font-style="italic" style:font-name-asian="Monaco" style:font-size-asian="11pt" style:font-style-asian="italic" style:font-name-complex="Monaco" style:font-size-complex="11pt" style:font-style-complex="italic"/>
    </style:style>
    <style:style style:name="T5" style:family="text">
      <style:text-properties fo:color="#000000" fo:font-style="normal" style:font-name-asian="Monaco" style:font-size-asian="11pt" style:font-style-asian="normal" style:font-name-complex="Monaco" style:font-size-complex="11pt"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1" text:anchor-type="as-char" svg:width="17.619cm" svg:height="4.547cm" draw:z-index="0"><draw:image xlink:href="Pictures/20000002000001320000004F707BE68D.eps" xlink:type="simple" xlink:show="embed" xlink:actuate="onLoad"/></draw:frame></text:p>
      <text:p text:style-name="P6"/>
      <text:p text:style-name="P7">Connector</text:p>
      <text:p text:style-name="P7">development</text:p>
      <text:p text:style-name="P1"/>
      <text:p text:style-name="P1"/>
      <text:p text:style-name="P1"/>
      <text:p text:style-name="P1"/>
      <text:p text:style-name="P2"/>
      <text:p text:style-name="P3">© 2009 Samuel Marshall</text:p>
      <text:p text:style-name="Heading_20_2_20_not_20_in_20_contents">Contents</text:p>
      <text:table-of-content text:style-name="Sect1" text:protected="true" text:name="Table of Contents1">
        <text:table-of-content-source text:outline-level="2">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Introduction<text:tab/>3</text:p>
          <text:p text:style-name="P43">Audience<text:tab/>3</text:p>
          <text:p text:style-name="P43">Systems<text:tab/>3</text:p>
          <text:p text:style-name="P43">Tasks<text:tab/>3</text:p>
          <text:p text:style-name="P43">Languages<text:tab/>4</text:p>
          <text:p text:style-name="P43">Examples<text:tab/>4</text:p>
          <text:p text:style-name="P43">Contributions<text:tab/>4</text:p>
          <text:p text:style-name="P42">Adding configuration options<text:tab/>5</text:p>
          <text:p text:style-name="P43">Server addresses<text:tab/>5</text:p>
          <text:p text:style-name="P43">Magic number<text:tab/>5</text:p>
          <text:p text:style-name="P42">Serving client-side files<text:tab/>6</text:p>
          <text:p text:style-name="P43">Using original files<text:tab/>6</text:p>
          <text:p text:style-name="P43">Using modified versions<text:tab/>6</text:p>
          <text:p text:style-name="P43">Performance considerations<text:tab/>6</text:p>
          <text:p text:style-name="P42">Libraries<text:tab/>7</text:p>
          <text:p text:style-name="P43">Library documentation<text:tab/>7</text:p>
          <text:p text:style-name="P43">Authorisation keys<text:tab/>7</text:p>
          <text:p text:style-name="P42">Translating user information<text:tab/>8</text:p>
          <text:p text:style-name="P43">User name<text:tab/>8</text:p>
          <text:p text:style-name="P43">Permissions<text:tab/>8</text:p>
          <text:p text:style-name="P43">Display names<text:tab/>8</text:p>
          <text:p text:style-name="P43">Extra data<text:tab/>8</text:p>
          <text:p text:style-name="P42">Displaying recent messages<text:tab/>9</text:p>
          <text:p text:style-name="P43">Options<text:tab/>9</text:p>
          <text:p text:style-name="P43">Raw code<text:tab/>9</text:p>
          <text:p text:style-name="P43">PHP<text:tab/>11</text:p>
          <text:p text:style-name="P42">Adding links to chat<text:tab/>12</text:p>
          <text:p text:style-name="P43">Raw code<text:tab/>12</text:p>
          <text:p text:style-name="P43">JSP<text:tab/>12</text:p>
          <text:p text:style-name="P42">Creating a re-acquire script<text:tab/>14</text:p>
          <text:p text:style-name="P43">Raw code<text:tab/>14</text:p>
          <text:p text:style-name="P43">JSP<text:tab/>15</text:p>
          <text:p text:style-name="P43">PHP<text:tab/>15</text:p>
          <text:p text:style-name="P42">Adding links to statistics<text:tab/>16</text:p>
          <text:p text:style-name="P43">Raw code<text:tab/>16</text:p>
          <text:p text:style-name="P43">JSP<text:tab/>16</text:p>
          <text:p text:style-name="P43">PHP<text:tab/>16</text:p>
          <text:p text:style-name="P42">Language translations<text:tab/>17</text:p>
          <text:p text:style-name="P43">Raw code<text:tab/>17</text:p>
          <text:p text:style-name="P43">JSP / PHP<text:tab/>18</text:p>
          <text:p text:style-name="P42">Including extra user data<text:tab/>19</text:p>
          <text:p text:style-name="P43">Provide extra data<text:tab/>19</text:p>
          <text:p text:style-name="P43">CSS styles<text:tab/>21</text:p>
        </text:index-body>
      </text:table-of-content>
      <text:p text:style-name="Text_20_body"/>
      <text:h text:style-name="Heading_20_2" text:outline-level="1">Introduction</text:h>
      <text:p text:style-name="Text_20_body">This document describes how to write a connector that links a host Web system to the Hawthorn chat server.</text:p>
      <text:list xml:id="list1082586882" text:style-name="L1">
        <text:list-item>
          <text:p text:style-name="P11">If you haven’t read the Hawthorn system manual, read that first. This document doesn’t explain the basic concepts or how Hawthorn works.</text:p>
        </text:list-item>
      </text:list>
      <text:h text:style-name="Heading_20_3" text:outline-level="2">Audience</text:h>
      <text:p text:style-name="Text_20_body">You must be a developer capable of writing code within your host system, in whatever server-side language it uses. You may also need some JavaScript skills.</text:p>
      <text:h text:style-name="Heading_20_3" text:outline-level="2">Systems</text:h>
      <text:p text:style-name="Text_20_body">The host system:</text:p>
      <text:list xml:id="list1442470933" text:style-name="L2">
        <text:list-item>
          <text:p text:style-name="P12">Provides authentication facilities.</text:p>
        </text:list-item>
      </text:list>
      <text:p text:style-name="Text_20_body">Your connector, as part of the host system:</text:p>
      <text:list xml:id="list552282491" text:style-name="L3">
        <text:list-item>
          <text:p text:style-name="P13">Creates links and includes JavaScript code (provided as part of the Hawthorn distribution) that can be used to chat.</text:p>
        </text:list-item>
      </text:list>
      <text:p text:style-name="Text_20_body">The Hawthorn server:</text:p>
      <text:list xml:id="list673706446" text:style-name="L4">
        <text:list-item>
          <text:p text:style-name="P14">Responds to connections initiated by the JavaScript code in order to provide the chat service.</text:p>
        </text:list-item>
      </text:list>
      <text:h text:style-name="Heading_20_3" text:outline-level="2">Tasks</text:h>
      <text:p text:style-name="Text_20_body">Writing a connector involves the following tasks:</text:p>
      <text:list xml:id="list1336653481" text:style-name="L5">
        <text:list-item>
          <text:p text:style-name="P15">Provide configuration options to store the Hawthorn server addresses and magic number.</text:p>
        </text:list-item>
        <text:list-item>
          <text:p text:style-name="P15">Make the Hawthorn JavaScript and related client-side files accessible to users.</text:p>
        </text:list-item>
        <text:list-item>
          <text:p text:style-name="P15">Work out how your user information translates to the Hawthorn system.</text:p>
        </text:list-item>
        <text:list-item>
          <text:p text:style-name="P15">Add Hawthorn information (recent messages in a channel) to pages in the host system.</text:p>
        </text:list-item>
        <text:list-item>
          <text:p text:style-name="P15">Add links to open Hawthorn chat.</text:p>
        </text:list-item>
        <text:list-item>
          <text:p text:style-name="P15">Create a re-acquire script through which users can request a new key if they chat for long enough that their key expires.</text:p>
        </text:list-item>
        <text:list-item>
          <text:p text:style-name="P15">Add links to Hawthorn statistics.</text:p>
        </text:list-item>
        <text:list-item>
          <text:p text:style-name="P15">Optionally provide alternative language translations for Hawthorn text.</text:p>
        </text:list-item>
        <text:list-item>
          <text:p text:style-name="P15">Optionally customise Hawthorn to include extra data and facilities.</text:p>
        </text:list-item>
      </text:list>
      <text:h text:style-name="Heading_20_3" text:outline-level="2"><text:soft-page-break/>Languages</text:h>
      <text:p text:style-name="Text_20_body">This document explains how to achieve the tasks:</text:p>
      <text:list xml:id="list194826443" text:style-name="L6">
        <text:list-item>
          <text:p text:style-name="P16">Using JSP.</text:p>
        </text:list-item>
        <text:list-item>
          <text:p text:style-name="P16">Using PHP.</text:p>
        </text:list-item>
        <text:list-item>
          <text:p text:style-name="P16">By adding the appropriate JavaScript code, regardless of language.</text:p>
        </text:list-item>
      </text:list>
      <text:h text:style-name="Heading_20_3" text:outline-level="2">Examples</text:h>
      <text:p text:style-name="Text_20_body">Please look in the <text:span text:style-name="Code">connectors/</text:span> folder of the distribution for examples. You may want to base your code on the existing examples.</text:p>
      <text:p text:style-name="Text_20_body">Looking at an example alongside reading this guide might help you to understand the process.</text:p>
      <text:h text:style-name="Heading_20_3" text:outline-level="2">Contributions</text:h>
      <text:p text:style-name="Text_20_body">If you write a new connector for a publicly-available system, please consider releasing the code to the public by contributing it to the Hawthorn distribution. See <text:span text:style-name="Code">contributions.txt</text:span> for more information on contributing.</text:p>
      <text:h text:style-name="Heading_20_2" text:outline-level="1">Adding configuration options</text:h>
      <text:p text:style-name="Text_20_body">Your connector needs to store configuration information within the host system:</text:p>
      <text:list xml:id="list1569152016" text:style-name="L7">
        <text:list-item>
          <text:p text:style-name="P17">Server addresses.</text:p>
        </text:list-item>
        <text:list-item>
          <text:p text:style-name="P17">The magic number.</text:p>
        </text:list-item>
      </text:list>
      <text:p text:style-name="Text_20_body">The connector might have additional configuration options that control how the connector works, but those are not covered here.</text:p>
      <text:h text:style-name="Heading_20_3" text:outline-level="2">Server addresses</text:h>
      <text:p text:style-name="Text_20_body">Hawthorn servers have standard HTTP addresses. For example, a Hawthorn server might be:</text:p>
      <text:p text:style-name="Text_20_body"><text:span text:style-name="Code">http://123.123.123.123:13370/</text:span></text:p>
      <text:list xml:id="list1524950295" text:style-name="L8">
        <text:list-item>
          <text:p text:style-name="P18">The URL can be a numeric IP like the example, or a named address.</text:p>
        </text:list-item>
        <text:list-item>
          <text:p text:style-name="P18">The URL does not include <text:span text:style-name="Code">hawthorn/</text:span>, even though most requests Hawthorn serves do start with that prefix. The prefix is added by JavaScript code.</text:p>
        </text:list-item>
      </text:list>
      <text:p text:style-name="Text_20_body">A Hawthorn system might have one server address or several. These linked servers form a load-balanced system; you need to provide all the addresses to JavaScript so that it can switch between them automatically if a server fails. Consequently, your configuration settings need to allow for multiple servers.</text:p>
      <text:p text:style-name="Advanced_20_heading">Independent systems</text:p>
      <text:p text:style-name="Advanced_20_content_20_first">For systems with high usage, you might want to run several independent Hawthorn systems: several servers, or pairs of servers, that are not linked to each. Each channel would be assigned to a particular system. This allows for infinite scalability.</text:p>
      <text:p text:style-name="Advanced_20_content_20_last">The supplied connectors do not support this situation. If you wanted to support it, you would need to allow configuration to include multiple sets of servers.</text:p>
      <text:h text:style-name="Heading_20_3" text:outline-level="2">Magic number</text:h>
      <text:p text:style-name="Text_20_body">The magic number is normally a 32-digit hexadecimal number. An example might be:</text:p>
      <text:p text:style-name="Text_20_body"><text:span text:style-name="Code">23d70acbe28943b3548e500e297afb16</text:span></text:p>
      <text:p text:style-name="Text_20_body">Your configuration options need to allow users to set this number, but you have to take some care:</text:p>
      <text:list xml:id="list1655967310" text:style-name="L9">
        <text:list-item>
          <text:p text:style-name="P19">This number <text:span text:style-name="T1">must be kept totally secure</text:span>.</text:p>
        </text:list-item>
      </text:list>
      <text:p text:style-name="Text_20_body">In particular, you need to ensure that this number is never sent to user Web browsers, and that only trusted system administrators have access to see it. You might also need to consider where the data is stored, and make sure access permissions to the relevant filesystem or database area are suitably restricted.</text:p>
      <text:h text:style-name="Heading_20_2" text:outline-level="1">Serving client-side files</text:h>
      <text:p text:style-name="Text_20_body">Users of your system need to be able to access the files that make up Hawthorn’s client-side implementation. You need to put these files somewhere so that they can be served to user browsers.</text:p>
      <text:p text:style-name="Text_20_body">The files are:</text:p>
      <text:list xml:id="list340716593" text:style-name="L10">
        <text:list-item>
          <text:p text:style-name="P20"><text:span text:style-name="Code">hawthorn.js</text:span> – full JavaScript implementation.</text:p>
        </text:list-item>
        <text:list-item>
          <text:p text:style-name="P20"><text:span text:style-name="Code">hawthorn.css</text:span> – layout information for the popup window.</text:p>
        </text:list-item>
        <text:list-item>
          <text:p text:style-name="P20"><text:span text:style-name="Code">popup.html</text:span> – default implementation of the popup window.</text:p>
        </text:list-item>
      </text:list>
      <text:p text:style-name="Text_20_body">You can find these files inside <text:span text:style-name="Code">connectors/htmlexample</text:span> in the distribution.</text:p>
      <text:h text:style-name="Heading_20_3" text:outline-level="2">Using original files</text:h>
      <text:p text:style-name="Text_20_body">To begin with, it is probably easiest to use these files directly. Place all three files in the same folder that is available to the Web. Ensure that all logged-in users can access these files. (It doesn’t do any harm if other people can too.)</text:p>
      <text:h text:style-name="Heading_20_3" text:outline-level="2">Using modified versions</text:h>
      <text:p text:style-name="Text_20_body">We don’t recommend modifying the <text:span text:style-name="Code">.js</text:span> or <text:span text:style-name="Code">.css</text:span> files<text:note text:id="ftn1" text:note-class="footnote"><text:note-citation>1</text:note-citation><text:note-body><text:p text:style-name="Footnote">Modifying these files makes it harder to update them if a new Hawthorn version is released.</text:p></text:note-body></text:note>, although this is possible. However, you will need to modify <text:span text:style-name="Code">popup.html</text:span> (perhaps in the process making it into a dynamic file such as <text:span text:style-name="Code">popup.jsp</text:span> or <text:span text:style-name="Code">popup.php</text:span>) in order to achieve the following:</text:p>
      <text:list xml:id="list1118578192" text:style-name="L11">
        <text:list-item>
          <text:p text:style-name="P21">Customised display during chat, such as user pictures.</text:p>
        </text:list-item>
        <text:list-item>
          <text:p text:style-name="P21">Non-English language support.</text:p>
        </text:list-item>
      </text:list>
      <text:p text:style-name="Text_20_body">Make sure that your equivalent of <text:span text:style-name="Code">popup.html</text:span> still references the correct location for the other two files.</text:p>
      <text:h text:style-name="Heading_20_3" text:outline-level="2">Performance considerations</text:h>
      <text:p text:style-name="Text_20_body">The JavaScript file may be included on many pages of your host system, and is unlikely to change frequently. To improve performance for your server and for users, configure the server so that it sends an Expires header (for example 1 week in the future) when delivering the file. Reduce this setting when an upgrade is imminent, or change the name of the new file.</text:p>
      <text:p text:style-name="Text_20_body">You may also wish to minimise the JavaScript file using available third-party utilities.</text:p>
      <text:p text:style-name="Text_20_body">The CSS and <text:span text:style-name="Code">popup.html</text:span> are only requested when a user actually starts a Hawthorn chat, so are less critical.</text:p>
      <text:h text:style-name="Heading_20_2" text:outline-level="1">Libraries</text:h>
      <text:p text:style-name="Text_20_body">Libraries for JSP and PHP users are provided. See the <text:span text:style-name="Code">readme.txt</text:span> file for more details about installing each one.</text:p>
      <text:p text:style-name="Text_20_body">These libraries make it easier to integrate Hawthorn, but you don’t have to use them if you don’t want to. This guide also covers ‘raw’ implementation where you do all the work yourself.</text:p>
      <text:h text:style-name="Heading_20_3" text:outline-level="2">Library documentation</text:h>
      <text:h text:style-name="Heading_20_4" text:outline-level="3">JSP</text:h>
      <text:p text:style-name="Text_20_body">The JSP library is fully documented in the tag library descriptor XML file, which may be available automatically in certain tools. Otherwise, you can look at the file directly; it’s included in the distribution as <text:span text:style-name="Code">src/com/leafdigital/hawthorn/jsp/taglib.tld</text:span>.</text:p>
      <text:p text:style-name="Text_20_body">This file lists all tags and all parameters. Refer to it to obtain detailed information that isn’t covered in this guide.</text:p>
      <text:p text:style-name="Text_20_body">If you need to see the source for the tags, the Java source is in the same folder.</text:p>
      <text:h text:style-name="Heading_20_4" text:outline-level="3">PHP</text:h>
      <text:p text:style-name="Text_20_body">The PHP library is documented with PHPdoc comments in <text:span text:style-name="Code">hawthorn.php</text:span>. </text:p>
      <text:p text:style-name="Text_20_body">The documentation covers all functions and all parameters. Refer to it to obtain detailed information that isn’t covered in this guide.</text:p>
      <text:p text:style-name="Text_20_body">The full source of the PHP library is also in this file.</text:p>
      <text:h text:style-name="Heading_20_3" text:outline-level="2">Authorisation keys<text:reference-mark text:name="keys"/></text:h>
      <text:p text:style-name="Text_20_body">If you use a library, authorisation keys are calculated for you. However, if you need to calculate your own authentication key, here’s how:</text:p>
      <text:list xml:id="list758029649" text:style-name="L12">
        <text:list-item>
          <text:p text:style-name="P22">Build up a string consisting of the following: channel name, user name, extra data, permissions, key time, and the server magic number. Each element is separated by a line feed <text:span text:style-name="Code">\n</text:span>. (There’s no line feed at the end.)</text:p>
        </text:list-item>
        <text:list-item>
          <text:p text:style-name="P22">Use a standard SHA-1 implementation to generate an SHA-1 hash of that string.</text:p>
        </text:list-item>
        <text:list-item>
          <text:p text:style-name="P22">Convert the hash into a 32-digit hexadecimal number. The letters <text:span text:style-name="Code">a</text:span>-<text:span text:style-name="Code">f</text:span> must be in lower case, and the hash must always have 32 digits (in other words, if it starts with one or more 0 characters, make sure these are included).</text:p>
        </text:list-item>
      </text:list>
      <text:p text:style-name="Text_20_body">If in doubt, refer to the existing code that generates these keys. This is in the Java class <text:span text:style-name="Code">com.leafdigital.hawthorn.util.Auth</text:span>, or in the PHP library <text:span text:style-name="Code">hawthorn.php</text:span>.</text:p>
      <text:p text:style-name="Text_20_body"/>
      <text:p text:style-name="Text_20_body"/>
      <text:h text:style-name="Heading_20_2" text:outline-level="1">Translating user information</text:h>
      <text:p text:style-name="Text_20_body">Your host system holds information about users. Some of this information needs to be passed to Hawthorn. You need to make decisions about how to do so.</text:p>
      <text:h text:style-name="Heading_20_3" text:outline-level="2">User name</text:h>
      <text:p text:style-name="Text_20_body">Hawthorn needs a unique user name which identifies every user. User names are limited to letters, numbers, and _; you can of course use <text:span text:style-name="Code">_</text:span> to escape other characters if required.</text:p>
      <text:p text:style-name="Text_20_body">Decide how your system’s user names will translate to Hawthorn. </text:p>
      <text:list xml:id="list1217519282" text:style-name="L13">
        <text:list-item>
          <text:p text:style-name="P23">User names are kept secret; unless users have <text:span text:style-name="Code">m</text:span> permission, they only ever get to see hashed versions of user names.</text:p>
        </text:list-item>
        <text:list-item>
          <text:p text:style-name="P23">If you have multiple possible unique identifiers, pick one. Bear in mind that this identifier will be used in Hawthorn logs.</text:p>
        </text:list-item>
        <text:list-item>
          <text:p text:style-name="P23">In the PHP library, there are functions that automatically escape arbitrary characters into Hawthorn user names.</text:p>
        </text:list-item>
      </text:list>
      <text:p text:style-name="Advanced_20_heading">Guest access</text:p>
      <text:p text:style-name="Advanced_20_content_20_first">Some systems allow access to guest users without a login. Hawthorn is not really suitable for providing chat facilities to these users. </text:p>
      <text:p text:style-name="Advanced_20_content_20_last">If you need to allow these users to chat, you might like to try turning their IP address into a user name, or generating a random user name and storing it in a cookie. But it will be difficult to restrict access if any such user causes problems.</text:p>
      <text:h text:style-name="Heading_20_3" text:outline-level="2">Permissions</text:h>
      <text:p text:style-name="Text_20_body">You will need to decide Hawthorn permissions for each user on each channel. Normal users need <text:span text:style-name="Code">rw</text:span> permissions, while those who can ban other users have <text:span text:style-name="Code">rwm</text:span>. The system will also need to decide who should and shouldn’t be allowed to chat on a channel at all.</text:p>
      <text:p text:style-name="Text_20_body">Decide how your system’s permission/roles system corresponds to Hawthorn’s.</text:p>
      <text:h text:style-name="Heading_20_3" text:outline-level="2">Display names</text:h>
      <text:p text:style-name="Text_20_body">Each user has a display name which is shown to other users. The only character restrictions are that this must not contain control characters or the <text:span text:style-name="Code">"</text:span> symbol.</text:p>
      <text:h text:style-name="Heading_20_3" text:outline-level="2">Extra data</text:h>
      <text:p text:style-name="Text_20_body">You can add optional data for each user; this might for example be the URL of a user picture. When initially implementing a connector, just leave this blank.</text:p>
      <text:h text:style-name="Heading_20_2" text:outline-level="1">Displaying recent messages</text:h>
      <text:p text:style-name="Text_20_body">In some existing pages of the host system, your connector will probably want to display information about a chat channel so that users can decide whether or not to join it.</text:p>
      <text:p text:style-name="Text_20_body">Hawthorn provides a way to do this via JavaScript. You need to ensure that the Hawthorn JavaScript is included on the page, and then make an appropriate call to have it filled.</text:p>
      <text:h text:style-name="Heading_20_3" text:outline-level="2">Options</text:h>
      <text:p text:style-name="Text_20_body">Options for display include:</text:p>
      <text:list xml:id="list1508586501" text:style-name="L14">
        <text:list-item>
          <text:p text:style-name="P24">How many recent messages to display (maximum). Can be 0.</text:p>
        </text:list-item>
        <text:list-item>
          <text:p text:style-name="P24">Maximum age of displayed messages.</text:p>
        </text:list-item>
        <text:list-item>
          <text:p text:style-name="P24">How many user display names to display (maximum). Can be 0.</text:p>
        </text:list-item>
      </text:list>
      <text:p text:style-name="Text_20_body">There aren’t any options for styling. Hawthorn uses specific classes; add CSS within the host system that displays those how you like.</text:p>
      <text:h text:style-name="Heading_20_3" text:outline-level="2">Raw code</text:h>
      <text:p text:style-name="Text_20_body">Your page needs to:</text:p>
      <text:list xml:id="list1507588368" text:style-name="L15">
        <text:list-item>
          <text:p text:style-name="P25">Include the Hawthorn JavaScript (at start or end of page).</text:p>
        </text:list-item>
        <text:list-item>
          <text:p text:style-name="P25">Call the <text:span text:style-name="Code">hawthorn.init()</text:span> method to set up the server addresses from your configuration.</text:p>
        </text:list-item>
        <text:list-item>
          <text:p text:style-name="P25">Add one or more <text:span text:style-name="Code">&lt;div&gt;</text:span> tags, each with an <text:span text:style-name="Code">id</text:span> attribute, at the point(s) where you want to display messages.</text:p>
        </text:list-item>
        <text:list-item>
          <text:p text:style-name="P25">Call <text:span text:style-name="Code">hawthorn.handleRecent()</text:span> once for each <text:span text:style-name="Code">&lt;div&gt;</text:span>, with a long list of parameters that define the Hawthorn channel and the current user as well as the <text:span text:style-name="Code">id</text:span> of the <text:span text:style-name="Code">&lt;div&gt;</text:span>.</text:p>
        </text:list-item>
      </text:list>
      <text:p text:style-name="Text_20_body">This will be achieved automatically by the provided PHP and JSP libraries (see below), but you can also do it manually in any other environment.</text:p>
      <text:p text:style-name="Text_20_body">If working without the libraries, please see the documentation and code in <text:span text:style-name="Code">hawthorn.js</text:span> for the two methods mentioned. It may also be helpful to refer to the library source code to see how they do it, or to look at the resulting HTML output from the example connectors in your browser’s View Source feature.</text:p>
      <text:p text:style-name="Text_20_body"/>
      <text:p text:style-name="P9">JSP<text:reference-mark text:name="firstjsp"/></text:p>
      <text:p text:style-name="Text_20_body">Your page needs to include the Hawthorn tag library, initialise it, and then use the <text:span text:style-name="Code">&lt;hawthorn:recent&gt;</text:span> tag.</text:p>
      <text:h text:style-name="Heading_20_4" text:outline-level="3">Include the tag library</text:h>
      <text:p text:style-name="Text_20_body">Make sure you’ve followed the instructions from <text:span text:style-name="Code">lib/jsp/readme.txt</text:span> to install the tag library in your application. Then include it within your page using this declaration:</text:p>
      <text:p text:style-name="Text_20_body"><text:span text:style-name="Code">&lt;%@ taglib uri="http://www.leafdigital.com/tld/hawthorn"<text:line-break/> prefix="hawthorn" %&gt;</text:span></text:p>
      <text:h text:style-name="Heading_20_4" text:outline-level="3">Initialise the Hawthorn tags</text:h>
      <text:p text:style-name="Text_20_body">A single tag, used once on the page, sets up shared Hawthorn parameters. You should put this near the start of the page before calling other Hawthorn tags.</text:p>
      <text:p text:style-name="Text_20_body"><text:span text:style-name="Code">&lt;hawthorn:init magicNumber="" user="" displayName="" extra="" permissions="" jsUrl="" popupUrl="" reAcquireUrl=""&gt;<text:line-break/> &lt;server&gt;http://123.123.123.123:13370/&lt;/server&gt;<text:line-break/>&lt;/hawthorn:init&gt; </text:span></text:p>
      <text:list xml:id="list1911836213" text:style-name="L16">
        <text:list-item>
          <text:p text:style-name="P26">All the user parameters need to be filled in with the relevant details for the current logged-in user.</text:p>
        </text:list-item>
        <text:list-item>
          <text:p text:style-name="P26">The magic number and the servers should come from your system configuration. (You can list one or more <text:span text:style-name="Code">&lt;server&gt;</text:span> tags.)</text:p>
        </text:list-item>
        <text:list-item>
          <text:p text:style-name="P26">The three URL parameters should point to <text:span text:style-name="Code">hawthorn.js</text:span>, <text:span text:style-name="Code">popup.html</text:span>, and a re-acquire script. (The re-acquire URL is only used when opening a chat window and will be covered later. For now you can put in anything there.)</text:p>
        </text:list-item>
      </text:list>
      <text:h text:style-name="Heading_20_4" text:outline-level="3">Display recent messages</text:h>
      <text:p text:style-name="Text_20_body">The <text:span text:style-name="Code">&lt;hawthorn:recent&gt;</text:span> tag inserts recent messages at the current point of the page. You should put this wherever you want the chat information to be inserted.</text:p>
      <text:p text:style-name="Text_20_body"><text:span text:style-name="Code">&lt;hawthorn:recent channel=""/&gt;</text:span></text:p>
      <text:list xml:id="list1467108020" text:style-name="L17">
        <text:list-item>
          <text:p text:style-name="P27">The channel name should be set to the channel you want to display. (This will also give the defined user a key granting access to this channel for one hour.)</text:p>
        </text:list-item>
        <text:list-item>
          <text:p text:style-name="P27">The tag has various parameters (listed in the tag library descriptor). </text:p>
        </text:list-item>
        <text:list-item>
          <text:p text:style-name="P27">By setting these parameters you can control the maximum number of messages or names shown, and four pieces of text: the headings for message and name lists, the ‘loading chat information, please wait’ message, and the message that appears if JavaScript is not available.</text:p>
        </text:list-item>
      </text:list>
      <text:p text:style-name="Text_20_body">If there are no recent messages or names present in the chat channel, this tag won’t display anything visible to users.</text:p>
      <text:h text:style-name="Heading_20_3" text:outline-level="2"><text:soft-page-break/>PHP<text:reference-mark text:name="firstphp"/></text:h>
      <text:p text:style-name="Text_20_body">Your page needs to include the Hawthorn library, instantiate a <text:span text:style-name="Code">hawthorn</text:span> object, and then print out the results of calling its <text:span text:style-name="Code">recent()</text:span> method.</text:p>
      <text:h text:style-name="Heading_20_4" text:outline-level="3">Include the library</text:h>
      <text:p text:style-name="Text_20_body">The <text:span text:style-name="Code">hawthorn.php</text:span> file should be available to your script. If it’s in the same folder, you could include it as follows:</text:p>
      <text:p text:style-name="Text_20_body"><text:span text:style-name="Code">require_once(dirname(__FILE__) . '/hawthorn.php');</text:span></text:p>
      <text:h text:style-name="Heading_20_4" text:outline-level="3">Instantiate a Hawthorn object</text:h>
      <text:p text:style-name="Text_20_body">The PHP library uses a class called <text:span text:style-name="Code">hawthorn</text:span> to handle shared user parameters and other details. You need to create an instance of this before you can do anything else with the library.</text:p>
      <text:p text:style-name="Text_20_body"><text:span text:style-name="Code">$hawthorn = new hawthorn($magicnumber, $servers, $user, $displayName,<text:line-break/> $extra, $permissions, $jsUrl, $popupUrl, $reacquireUrl);</text:span></text:p>
      <text:list xml:id="list140042531" text:continue-list="list1911836213" text:style-name="L16">
        <text:list-item>
          <text:p text:style-name="P26">All the user parameters need to be filled in with the relevant details for the current logged-in user.</text:p>
        </text:list-item>
        <text:list-item>
          <text:p text:style-name="P26">The magic number and the servers should come from your system configuration. <text:span text:style-name="Code">$servers</text:span> must be an array of strings containing the server URLs.</text:p>
        </text:list-item>
        <text:list-item>
          <text:p text:style-name="P26">The three URL parameters should point to <text:span text:style-name="Code">hawthorn.js</text:span>, <text:span text:style-name="Code">popup.html</text:span>, and a re-acquire script. (The re-acquire URL is only used when opening a chat window and will be covered later. For now you can put in anything there.)</text:p>
        </text:list-item>
      </text:list>
      <text:h text:style-name="Heading_20_4" text:outline-level="3">Display recent messages</text:h>
      <text:p text:style-name="Text_20_body">The <text:span text:style-name="Code">recent()</text:span> function returns HTML code (also containing JavaScript) which you should print out at the point where you want the messages and names to be displayed.</text:p>
      <text:p text:style-name="Text_20_body"><text:span text:style-name="Code">print $hawthorn-&gt;recent($channel);</text:span></text:p>
      <text:list xml:id="list163459829" text:style-name="L18">
        <text:list-item>
          <text:p text:style-name="P28">Set the channel name to whatever channel you want to display. (This will also give the defined user a key granting access to this channel for one hour.)</text:p>
        </text:list-item>
      </text:list>
      <text:list xml:id="list523964033" text:style-name="L19">
        <text:list-item>
          <text:p text:style-name="P29">The function has various parameters (listed in the library PHPdoc). </text:p>
        </text:list-item>
      </text:list>
      <text:list xml:id="list1274762630" text:continue-list="list163459829" text:style-name="L18">
        <text:list-item>
          <text:p text:style-name="P28">By setting these parameters you can control the maximum number of messages or names shown, and four pieces of text: the headings for message and name lists, the ‘loading chat information, please wait’ message, and the message that appears if JavaScript is not available.</text:p>
        </text:list-item>
      </text:list>
      <text:p text:style-name="Text_20_body">If there are no recent messages or names present in the chat channel, this function won’t display anything visible to users.</text:p>
      <text:h text:style-name="Heading_20_2" text:outline-level="1">Adding links to chat</text:h>
      <text:p text:style-name="Text_20_body">In some pages of the host system, your connector needs to add links to Hawthorn chat channels. Users can click on these links to launch the Hawthorn popup window and chat in the channel.</text:p>
      <text:h text:style-name="Heading_20_3" text:outline-level="2">Raw code</text:h>
      <text:p text:style-name="Text_20_body">Your page needs to:</text:p>
      <text:list xml:id="list713197516" text:continue-list="list1507588368" text:style-name="L15">
        <text:list-item text:start-value="1">
          <text:p text:style-name="P25">Include the Hawthorn JavaScript (at start or end of page).</text:p>
        </text:list-item>
        <text:list-item>
          <text:p text:style-name="P25">Call the <text:span text:style-name="Code">hawthorn.init()</text:span> method to set up the server addresses from your configuration.</text:p>
        </text:list-item>
        <text:list-item>
          <text:p text:style-name="P25">Add a link which the user will click on to chat.</text:p>
        </text:list-item>
        <text:list-item>
          <text:p text:style-name="P25">Make this link call the JavaScript method <text:span text:style-name="Code">hawthorn.openPopup()</text:span> when clicked.</text:p>
        </text:list-item>
      </text:list>
      <text:p text:style-name="Text_20_body">This will be achieved automatically by the provided PHP and JSP libraries (see below), but you can also do it manually in any other environment.</text:p>
      <text:p text:style-name="Text_20_body">If working without the libraries, please see the documentation and code in <text:span text:style-name="Code">hawthorn.js</text:span> for the two methods mentioned. It may also be helpful to refer to the library source code to see how they do it, or to look at the resulting HTML output from the example connectors in your browser’s View Source feature.</text:p>
      <text:h text:style-name="Heading_20_3" text:outline-level="2">JSP</text:h>
      <text:p text:style-name="Text_20_body">Your page must include the tag library and call the <text:span text:style-name="Code">&lt;hawthorn:init&gt;</text:span> tag as described on page <text:reference-ref text:reference-format="page" text:ref-name="firstjsp">10</text:reference-ref>. It should then use the <text:span text:style-name="Code">&lt;hawthorn:linkToChat&gt;</text:span> tag wherever you want a link to appear.</text:p>
      <text:p text:style-name="Text_20_body"><text:span text:style-name="Code">&lt;hawthorn:linkToChat channel="" title=""&gt;<text:line-break/>Chat now!<text:line-break/>&lt;/hawthorn:linkToChat&gt;</text:span></text:p>
      <text:list xml:id="list1466752474" text:style-name="L20">
        <text:list-item>
          <text:p text:style-name="P30">The <text:span text:style-name="Code">channel</text:span> parameter needs to contain the Hawthorn channel name. The <text:span text:style-name="Code">title</text:span> parameter contains the visible channel name that will display to users in the title of the popup window.</text:p>
        </text:list-item>
        <text:list-item>
          <text:p text:style-name="P30">You can use the optional parameters <text:span text:style-name="Code">icon</text:span> and <text:span text:style-name="Code">iconAlt</text:span> if you want to place an icon after the link which indicates that the link opens in a new window.</text:p>
        </text:list-item>
      </text:list>
      <text:h text:style-name="Heading_20_3" text:outline-level="2"/>
      <text:p text:style-name="P9">PHP</text:p>
      <text:p text:style-name="Text_20_body">Your page must include the library and instantiate the hawthorn object as described on page <text:reference-ref text:reference-format="page" text:ref-name="firstphp">11</text:reference-ref>. It can then print the results of the <text:span text:style-name="Code">linkToChat()</text:span> function:</text:p>
      <text:p text:style-name="P4">print $hawthorn-&gt;linkToChat($channel, $title, 'Chat now!');</text:p>
      <text:list xml:id="list678955083" text:continue-numbering="true" text:style-name="L20">
        <text:list-item>
          <text:p text:style-name="P30">The <text:span text:style-name="Code">$channel</text:span> parameter needs to contain the Hawthorn channel name. The <text:span text:style-name="Code">$title</text:span> parameter contains the visible channel name that will display to users in the title of the popup window.</text:p>
        </text:list-item>
        <text:list-item>
          <text:p text:style-name="P30">The third parameter contains the text (optionally HTML tags) that will be placed within the link tag.</text:p>
        </text:list-item>
        <text:list-item>
          <text:p text:style-name="P30"><text:span text:style-name="T3">You can use the optional parameters </text:span><text:span text:style-name="Code"><text:span text:style-name="T3">$icon</text:span></text:span><text:span text:style-name="T3"> and </text:span><text:span text:style-name="Code"><text:span text:style-name="T3">$iconAlt</text:span></text:span><text:span text:style-name="T3"> if you want to place an icon after the link which indicates that the link opens in a new window.</text:span></text:p>
        </text:list-item>
      </text:list>
      <text:h text:style-name="P41" text:outline-level="1">Creating a re-acquire script</text:h>
      <text:p text:style-name="Text_20_body"><text:span text:style-name="T3">Hawthorn keys expire after the time set in the </text:span><text:span text:style-name="Code"><text:span text:style-name="T3">keyTime</text:span></text:span><text:span text:style-name="T3"> value. By default this is one hour from the time the key was granted. If a user chats for longer than this time, they need to acquire a new authorisation key by contacting a </text:span><text:span text:style-name="T4">re-acquire</text:span><text:span text:style-name="T3"> script. The re-acquire script is provided by the connector. It checks that the user still has authorisation from the host system, and provides a new key.</text:span></text:p>
      <text:p text:style-name="Text_20_body"><text:span text:style-name="T3">The standard Hawthorn popup attempts to re-acquire a key 5 minutes before the time expires.</text:span></text:p>
      <text:p text:style-name="Text_20_body"><text:span text:style-name="T3">Because the re-acquire script is called directly from JavaScript, it cannot present a user interface. Consequently it’s important that the user’s session is maintained. If host application sessions expire after 30 minutes, the key expiry time should also be set to 30 minutes. After 25 minutes, the re-acquire script will be called, ensuring that the user’s session is maintained.</text:span></text:p>
      <text:h text:style-name="Heading_20_3" text:outline-level="2"><text:span text:style-name="T3">Raw code</text:span></text:h>
      <text:p text:style-name="Text_20_body"><text:span text:style-name="T3">If you write the re-acquire script from scratch, it must:</text:span></text:p>
      <text:list xml:id="list535583576" text:style-name="L25">
        <text:list-item>
          <text:p text:style-name="P35"><text:span text:style-name="T3">Check that the user is authenticated in the host system.</text:span></text:p>
        </text:list-item>
        <text:list-item>
          <text:p text:style-name="P35"><text:span text:style-name="T3">Generate a new key for the user, set to expire after the desired key expiry time. The key should be generated for the current user and for the Hawthorn </text:span><text:span text:style-name="Code"><text:span text:style-name="T3">channel</text:span></text:span><text:span text:style-name="T3"> passed as a parameter to the re-acquire script.</text:span></text:p>
        </text:list-item>
        <text:list-item>
          <text:p text:style-name="P35"><text:span text:style-name="T3">Return JavaScript code that confirms the new key, passing the id parameter that was passed to the script.</text:span></text:p>
        </text:list-item>
      </text:list>
      <text:p text:style-name="Text_20_body"><text:span text:style-name="T3">When calling </text:span><text:span text:style-name="Code"><text:span text:style-name="T3">hawthorn.openPopup()</text:span></text:span><text:span text:style-name="T3"> to create the popup window, you pass in the URL of the re-acquire script.</text:span></text:p>
      <text:h text:style-name="Heading_20_4" text:outline-level="3"><text:span text:style-name="T3">Re-acquire parameters</text:span></text:h>
      <text:p text:style-name="Text_20_body"><text:span text:style-name="T3">The following details are passed to the re-acquire script as GET parameters:</text:span></text:p>
      <text:list xml:id="list365741198" text:style-name="L26">
        <text:list-item>
          <text:p text:style-name="P36"><text:span text:style-name="Code"><text:span text:style-name="T3">id</text:span></text:span><text:span text:style-name="T3"> – an arbitrary ID which should be used in the response JavaScript.</text:span></text:p>
        </text:list-item>
        <text:list-item>
          <text:p text:style-name="P36"><text:span text:style-name="Code"><text:span text:style-name="T3">channel</text:span></text:span><text:span text:style-name="T3"> – the Hawthorn channel name.</text:span></text:p>
        </text:list-item>
        <text:list-item>
          <text:p text:style-name="P36"><text:span text:style-name="Code"><text:span text:style-name="T3">user</text:span></text:span><text:span text:style-name="T3">, </text:span><text:span text:style-name="Code"><text:span text:style-name="T3">extra</text:span></text:span><text:span text:style-name="T3">, </text:span><text:span text:style-name="Code"><text:span text:style-name="T3">displayname</text:span></text:span><text:span text:style-name="T3">, </text:span><text:span text:style-name="Code"><text:span text:style-name="T3">permissions</text:span></text:span><text:span text:style-name="T3"> – other user details. These may not be necessary as the connector might determine them based on session information. If used, they should be checked to ensure that the user has access to that identity.</text:span></text:p>
        </text:list-item>
      </text:list>
      <text:h text:style-name="Heading_20_4" text:outline-level="3"><text:span text:style-name="T3">Response</text:span></text:h>
      <text:p text:style-name="Text_20_body"><text:span text:style-name="T3">The response should be sent with MIME content type </text:span><text:span text:style-name="Code"><text:span text:style-name="T3">text/javascript; charset=UTF-8</text:span></text:span><text:span text:style-name="T3">. Its text should be one of the following:</text:span></text:p>
      <text:list xml:id="list1178162262" text:style-name="L27">
        <text:list-item>
          <text:p text:style-name="P37"><text:span text:style-name="Code"><text:span text:style-name="T3">hawthorn.reAcquireComplete('</text:span></text:span><text:span text:style-name="T3">[</text:span><text:span text:style-name="T4">ID parameter</text:span><text:span text:style-name="T3">]</text:span><text:span text:style-name="Code"><text:span text:style-name="T3">','</text:span></text:span><text:span text:style-name="T5">[</text:span><text:span text:style-name="T4">New key</text:span><text:span text:style-name="T5">]</text:span><text:span text:style-name="Code"><text:span text:style-name="T3">','</text:span></text:span><text:span text:style-name="T3">[</text:span><text:span text:style-name="T4">Key time</text:span><text:span text:style-name="T3">]</text:span><text:span text:style-name="Code"><text:span text:style-name="T3">');</text:span></text:span></text:p>
        </text:list-item>
        <text:list-item>
          <text:p text:style-name="P37"><text:span text:style-name="Code"><text:span text:style-name="T3">hawthorn.reAcquireDeny('</text:span></text:span><text:span text:style-name="T3">[</text:span><text:span text:style-name="T4">ID parameter</text:span><text:span text:style-name="T3">]</text:span><text:span text:style-name="Code"><text:span text:style-name="T3">','</text:span></text:span><text:span text:style-name="T5">[</text:span><text:span text:style-name="T4">Error text</text:span><text:span text:style-name="T5">]</text:span><text:span text:style-name="Code"><text:span text:style-name="T3">');</text:span></text:span></text:p>
        </text:list-item>
      </text:list>
      <text:h text:style-name="Heading_20_3" text:outline-level="2"><text:soft-page-break/><text:span text:style-name="T3">JSP</text:span></text:h>
      <text:p text:style-name="Text_20_body"><text:span text:style-name="T3">When writing a re-acquire script, ensure that the page is sent as JavaScript:</text:span></text:p>
      <text:p text:style-name="Text_20_body"><text:span text:style-name="Code"><text:span text:style-name="T3">&lt;%@ page contentType="text/javascript; charset=UTF-8" %&gt;</text:span></text:span></text:p>
      <text:p text:style-name="Text_20_body"><text:span text:style-name="T3">Check via session information that the user has permission to </text:span>access the requested channel. Determine or verify their user name, display name, and permissions. If this all matches, call <text:span text:style-name="Code">&lt;hawthorn:init&gt;</text:span> as before. Then use the following tag:</text:p>
      <text:p text:style-name="Text_20_body"><text:span text:style-name="Code"><text:span text:style-name="T3">&lt;hawthorn:reAcquireAllow id="" channel=""/&gt;</text:span></text:span></text:p>
      <text:p text:style-name="Text_20_body"><text:span text:style-name="T3">The channel and id values should be those that were given as parameters to the script.</text:span></text:p>
      <text:p text:style-name="Text_20_body"><text:span text:style-name="T3">If the user cannot be authenticated or does not match, instead deny the request:</text:span></text:p>
      <text:p text:style-name="Text_20_body"><text:span text:style-name="Code"><text:span text:style-name="T3">&lt;hawthorn:reAcquireDeny id="" error=""/&gt;</text:span></text:span></text:p>
      <text:h text:style-name="Heading_20_3" text:outline-level="2"><text:span text:style-name="T3">PHP</text:span></text:h>
      <text:p text:style-name="Text_20_body"><text:span text:style-name="T3">The Hawthorn library does most of the work for you. Instantiate a Hawthorn object as usual, then check via session information that the user has permission to access the requested channel. Determine or verify their user name, display name, and permissions. </text:span></text:p>
      <text:p text:style-name="Text_20_body"><text:span text:style-name="T3">If everything matches, make the following call:</text:span></text:p>
      <text:p text:style-name="Text_20_body"><text:span text:style-name="Code"><text:span text:style-name="T3">$hawthorn-&gt;reAcquireAllow($id, $channel);</text:span></text:span></text:p>
      <text:list xml:id="list1140072113" text:style-name="L29">
        <text:list-item>
          <text:p text:style-name="P38"><text:span text:style-name="T3">Unlike other Hawthorn methods, this does not return a result which you then print. The result is output directly.</text:span></text:p>
        </text:list-item>
        <text:list-item>
          <text:p text:style-name="P38"><text:span text:style-name="T3">This function automatically sets the correct MIME type header.</text:span></text:p>
        </text:list-item>
      </text:list>
      <text:p text:style-name="Text_20_body"><text:span text:style-name="T3">If there is an error, deny the request:</text:span></text:p>
      <text:p text:style-name="Text_20_body"><text:span text:style-name="Code"><text:span text:style-name="T3">$hawthorn-&gt;reAcquireDeny($id, $error);</text:span></text:span></text:p>
      <text:p text:style-name="Text_20_body"><text:span text:style-name="T3"/></text:p>
      <text:h text:style-name="P41" text:outline-level="1">Adding links to statistics</text:h>
      <text:p text:style-name="P5">You should provide a way for system administrators to access the statistics pages for the Hawthorn server(s). Clicking one of these links will take the user directly to the statistics page hosted on a Hawthorn server.</text:p>
      <text:h text:style-name="P39" text:outline-level="2">Raw code</text:h>
      <text:p text:style-name="P5">Your page needs to:</text:p>
      <text:list xml:id="list630249148" text:style-name="L21">
        <text:list-item>
          <text:p text:style-name="P32">Loop around all servers.</text:p>
        </text:list-item>
        <text:list-item>
          <text:p text:style-name="P32">For each server, display a link to the statistics page.</text:p>
        </text:list-item>
        <text:list-item>
          <text:p text:style-name="P32">This link should point to the following URL, but with all the parameters filled in:</text:p>
        </text:list-item>
      </text:list>
      <text:p text:style-name="Text_20_body"><text:span text:style-name="T3">[</text:span><text:span text:style-name="T4">server URL</text:span><text:span text:style-name="T3">]</text:span><text:span text:style-name="Code"><text:span text:style-name="T3">hawthorn/html/statistics?channel=!system&amp;user=<text:line-break/> &amp;displayname=&amp;extra=&amp;permissions=&amp;keytime=&amp;key=</text:span></text:span></text:p>
      <text:h text:style-name="Heading_20_3" text:outline-level="2">JSP</text:h>
      <text:p text:style-name="Text_20_body">Your page must include the tag library and call the <text:span text:style-name="Code">&lt;hawthorn:init&gt;</text:span> tag as described on page <text:reference-ref text:reference-format="page" text:ref-name="firstjsp">10</text:reference-ref>. It should then use the <text:span text:style-name="Code">&lt;hawthorn:linkToStatistics&gt;</text:span> tag wherever you want the statistics links to appear.</text:p>
      <text:p text:style-name="Text_20_body"><text:span text:style-name="Code"><text:span text:style-name="T3">&lt;hawthorn:linkToStatistics/&gt;</text:span></text:span></text:p>
      <text:h text:style-name="Heading_20_3" text:outline-level="2">PHP</text:h>
      <text:p text:style-name="Text_20_body">Your page must include the library and instantiate the <text:span text:style-name="Code">hawthorn</text:span> object as described on page <text:reference-ref text:reference-format="page" text:ref-name="firstphp">11</text:reference-ref>. It can then print the results of the <text:span text:style-name="Code">linkToStatistics()</text:span> function:</text:p>
      <text:p text:style-name="Text_20_body"><text:span text:style-name="Code"><text:span text:style-name="T2">print $hawthorn-&gt;linkToStatistics();</text:span></text:span></text:p>
      <text:h text:style-name="P41" text:outline-level="1">Language translations</text:h>
      <text:p text:style-name="P5">By default, Hawthorn is in English. If you want to add support for other languages, you must do so in the connector. This allows Hawthorn to be presented in different languages depending on user, channel, or global settings that the host system holds.</text:p>
      <text:h text:style-name="Heading_20_3" text:outline-level="2">Raw code</text:h>
      <text:h text:style-name="Heading_20_4" text:outline-level="3">Recent messages</text:h>
      <text:p text:style-name="Text_20_body">When displaying recent messages, two language strings are used. Both should be added as properties to the <text:span text:style-name="Code">details</text:span> object that you pass to <text:span text:style-name="Code">handleRecent()</text:span>.</text:p>
      <table:table table:name="Table2" table:style-name="Table2">
        <table:table-column table:style-name="Table2.A"/>
        <table:table-column table:style-name="Table2.B"/>
        <table:table-row table:style-name="Table2.1">
          <table:table-cell table:style-name="Table2.A1" office:value-type="string">
            <text:p text:style-name="P8">String</text:p>
          </table:table-cell>
          <table:table-cell table:style-name="Table2.A1" office:value-type="string">
            <text:p text:style-name="P8">English value and usage</text:p>
          </table:table-cell>
        </table:table-row>
        <table:table-row table:style-name="Table2.1">
          <table:table-cell table:style-name="Table2.A2" office:value-type="string">
            <text:p text:style-name="Text_20_body"><text:span text:style-name="Code"><text:span text:style-name="T1">details.recentText</text:span></text:span></text:p>
          </table:table-cell>
          <table:table-cell table:style-name="Table2.A2" office:value-type="string">
            <text:p text:style-name="Table_20_Contents">‘Recent messages’</text:p>
            <text:p text:style-name="Table_20_Contents_20_last">Heading for the recent messages list.</text:p>
          </table:table-cell>
        </table:table-row>
        <table:table-row table:style-name="Table2.1">
          <table:table-cell table:style-name="Table2.A3" office:value-type="string">
            <text:p text:style-name="Text_20_body"><text:span text:style-name="Code"><text:span text:style-name="T1">details.namesText</text:span></text:span></text:p>
          </table:table-cell>
          <table:table-cell table:style-name="Table2.A3" office:value-type="string">
            <text:p text:style-name="Table_20_Contents">‘People in chat’</text:p>
            <text:p text:style-name="Table_20_Contents_20_last">Heading for the list of currently-present names.</text:p>
          </table:table-cell>
        </table:table-row>
      </table:table>
      <text:h text:style-name="Heading_20_4" text:outline-level="3">Popup</text:h>
      <text:p text:style-name="Text_20_body">The <text:span text:style-name="Code">popup.html</text:span> or equivalent file constructs a <text:span text:style-name="Code">HawthornPopup</text:span> object, referred to here as <text:span text:style-name="Code">popup</text:span>. Between constructing the object and calling its <text:span text:style-name="Code">init()</text:span> method, you can set language strings.</text:p>
      <table:table table:name="Table1" table:style-name="Table1">
        <table:table-column table:style-name="Table1.A"/>
        <table:table-column table:style-name="Table1.B"/>
        <table:table-row table:style-name="Table1.1">
          <table:table-cell table:style-name="Table1.A1" office:value-type="string">
            <text:p text:style-name="P8">String</text:p>
          </table:table-cell>
          <table:table-cell table:style-name="Table1.A1" office:value-type="string">
            <text:p text:style-name="P8">English value and usage</text:p>
          </table:table-cell>
        </table:table-row>
        <table:table-row table:style-name="Table1.1">
          <table:table-cell table:style-name="Table1.A2" office:value-type="string">
            <text:p text:style-name="Table_20_Contents"><text:span text:style-name="Code"><text:span text:style-name="T1">popup.strJoined</text:span></text:span></text:p>
          </table:table-cell>
          <table:table-cell table:style-name="Table1.A2" office:value-type="string">
            <text:p text:style-name="Table_20_Contents">‘ joined the chat’</text:p>
            <text:list xml:id="list1094285975" text:style-name="L22">
              <text:list-header>
                <text:p text:style-name="P44">Appears after a user’s name when they join chat.</text:p>
              </text:list-header>
            </text:list>
          </table:table-cell>
        </table:table-row>
        <table:table-row table:style-name="Table1.1">
          <table:table-cell table:style-name="Table1.A3" office:value-type="string">
            <text:p text:style-name="Table_20_Contents"><text:span text:style-name="Code"><text:span text:style-name="T1">popup.strLeft</text:span></text:span></text:p>
          </table:table-cell>
          <table:table-cell table:style-name="Table1.A3" office:value-type="string">
            <text:p text:style-name="Table_20_Contents">‘ left the chat’</text:p>
            <text:p text:style-name="Table_20_Contents_20_last">Appears after a user’s name when they leave chat.</text:p>
          </table:table-cell>
        </table:table-row>
        <table:table-row table:style-name="Table1.1">
          <table:table-cell table:style-name="Table1.A2" office:value-type="string">
            <text:p text:style-name="Table_20_Contents"><text:span text:style-name="Code"><text:span text:style-name="T1">popup.strBanned</text:span></text:span></text:p>
          </table:table-cell>
          <table:table-cell table:style-name="Table1.A2" office:value-type="string">
            <text:p text:style-name="Table_20_Contents">‘ banned user: ’</text:p>
            <text:p text:style-name="Table_20_Contents_20_last">When one user bans another, the name of the user banning appears before this text, and the name of the user being banned appears after it.</text:p>
          </table:table-cell>
        </table:table-row>
        <table:table-row table:style-name="Table1.1">
          <table:table-cell table:style-name="Table1.A3" office:value-type="string">
            <text:p text:style-name="Table_20_Contents"><text:span text:style-name="Code"><text:span text:style-name="T1">popup.strError</text:span></text:span></text:p>
          </table:table-cell>
          <table:table-cell table:style-name="Table1.A3" office:value-type="string">
            <text:p text:style-name="Table_20_Contents">‘A system error occurred’</text:p>
            <text:p text:style-name="Table_20_Contents_20_last">When an error occurs, this text appears above the error message. The error message, which comes from the server, is always in English and cannot currently be translated.</text:p>
          </table:table-cell>
        </table:table-row>
        <text:soft-page-break/>
        <table:table-row table:style-name="Table1.1">
          <table:table-cell table:style-name="Table1.A2" office:value-type="string">
            <text:p text:style-name="P8"><text:span text:style-name="Code">popup.strConfirmBan</text:span></text:p>
          </table:table-cell>
          <table:table-cell table:style-name="Table1.A2" office:value-type="string">
            <text:p text:style-name="Table_20_Contents">‘Are you sure you want to ban $1?\n\nBanning means they will not be able to chat here, or watch this chat, for the next 4 hours.’</text:p>
            <text:p text:style-name="Table_20_Contents_20_last">When a moderator clicks the Ban button, this confirmation prompt checks that they really want to go ahead with the ban. $1 will be replaced by the target user’s name.</text:p>
          </table:table-cell>
        </table:table-row>
        <table:table-row table:style-name="Table1.1">
          <table:table-cell table:style-name="Table1.A3" office:value-type="string">
            <text:p text:style-name="P8"><text:span text:style-name="Code">popup.strCloseChat</text:span></text:p>
          </table:table-cell>
          <table:table-cell table:style-name="Table1.A3" office:value-type="string">
            <text:p text:style-name="Table_20_Contents">‘Close chat’</text:p>
            <text:p text:style-name="Table_20_Contents_20_last">Label of the close button on the popup window.</text:p>
          </table:table-cell>
        </table:table-row>
        <table:table-row table:style-name="Table1.1">
          <table:table-cell table:style-name="Table1.A2" office:value-type="string">
            <text:p text:style-name="P8"><text:span text:style-name="Code">popup.strIntro</text:span></text:p>
          </table:table-cell>
          <table:table-cell table:style-name="Table1.A2" office:value-type="string">
            <text:p text:style-name="Table_20_Contents">‘To chat, type messages in the textbox and press Return to send.’</text:p>
            <text:p text:style-name="Table_20_Contents_20_last">These instructions are displayed at the top of the popup window.</text:p>
          </table:table-cell>
        </table:table-row>
        <table:table-row table:style-name="Table1.1">
          <table:table-cell table:style-name="Table1.A3" office:value-type="string">
            <text:p text:style-name="P8"><text:span text:style-name="Code">popup.strBanUser</text:span></text:p>
          </table:table-cell>
          <table:table-cell table:style-name="Table1.A3" office:value-type="string">
            <text:p text:style-name="Table_20_Contents">‘Ban user’</text:p>
            <text:p text:style-name="Table_20_Contents_20_last">Label of the ban button on the popup window.</text:p>
          </table:table-cell>
        </table:table-row>
      </table:table>
      <text:h text:style-name="Heading_20_3" text:outline-level="2">JSP / PHP</text:h>
      <text:h text:style-name="Heading_20_4" text:outline-level="3">Recent messages</text:h>
      <text:p text:style-name="Text_20_body"><text:span text:style-name="T3">In JSP and PHP the two strings above are provided as optional parameters to the </text:span><text:span text:style-name="Code"><text:span text:style-name="T3">&lt;recent&gt;</text:span></text:span><text:span text:style-name="T3"> tag or </text:span><text:span text:style-name="Code"><text:span text:style-name="T3">recent()</text:span></text:span><text:span text:style-name="T3"> function. Two additional parameters are available:</text:span></text:p>
      <table:table table:name="Table3" table:style-name="Table3">
        <table:table-column table:style-name="Table3.A"/>
        <table:table-column table:style-name="Table3.B"/>
        <table:table-row table:style-name="Table3.1">
          <table:table-cell table:style-name="Table3.A1" office:value-type="string">
            <text:p text:style-name="P8">String</text:p>
          </table:table-cell>
          <table:table-cell table:style-name="Table3.A1" office:value-type="string">
            <text:p text:style-name="P8">English value and usage</text:p>
          </table:table-cell>
        </table:table-row>
        <table:table-row table:style-name="Table3.1">
          <table:table-cell table:style-name="Table3.A2" office:value-type="string">
            <text:p text:style-name="Text_20_body"><text:span text:style-name="Code"><text:span text:style-name="T1">loadingText</text:span></text:span></text:p>
          </table:table-cell>
          <table:table-cell table:style-name="Table3.A2" office:value-type="string">
            <text:p text:style-name="Table_20_Contents">‘(Loading chat information, please wait...)’</text:p>
            <text:p text:style-name="Table_20_Contents_20_last">Initial content of the <text:span text:style-name="Code">&lt;div&gt;</text:span> tag that will be replaced with <text:s/>information about the channel.</text:p>
          </table:table-cell>
        </table:table-row>
        <table:table-row table:style-name="Table3.1">
          <table:table-cell table:style-name="Table3.A3" office:value-type="string">
            <text:p text:style-name="Text_20_body"><text:span text:style-name="Code"><text:span text:style-name="T1">noScriptText</text:span></text:span></text:p>
          </table:table-cell>
          <table:table-cell table:style-name="Table3.A3" office:value-type="string">
            <text:p text:style-name="Table_20_Contents">‘(Chat features are not available because JavaScript is disabled.)’</text:p>
            <text:p text:style-name="Table_20_Contents_20_last">Text of a <text:span text:style-name="Code">&lt;noscript&gt;</text:span> tag which is added alongside the <text:span text:style-name="Code">&lt;div&gt;</text:span>.</text:p>
          </table:table-cell>
        </table:table-row>
      </table:table>
      <text:h text:style-name="P10" text:outline-level="3">Popup</text:h>
      <text:p text:style-name="P5">The procedure for configuring text in the popup window is the same in JSP or PHP as it is for raw implementation. The library doesn’t provide any way to make this easier. (It’s pretty easy already!)</text:p>
      <text:h text:style-name="P41" text:outline-level="1">Including extra user data</text:h>
      <text:p text:style-name="P5">In addition to the display name, Hawthorn lets you include extra user data which will be sent along with the user’s name. This extra data can be processed inside the JavaScript popup window to provide additional facilities.</text:p>
      <text:p text:style-name="P5">The most obvious use of this data is to provide a user picture / avatar that displays alongside the user’s messages.</text:p>
      <text:p text:style-name="P5">Extra data must be consistent within a chat session. If it changes, a user’s key may become invalid. They will need to close the session and open another one.</text:p>
      <text:p text:style-name="P5">In order to provide this customisation within your connector, you need to follow these steps:</text:p>
      <text:list xml:id="list500631460" text:style-name="L23">
        <text:list-item>
          <text:p text:style-name="P33">Provide the extra data when making Hawthorn requests.</text:p>
        </text:list-item>
        <text:list-item>
          <text:p text:style-name="P33">Add JavaScript handling in the popup that does something useful with the extra data.</text:p>
        </text:list-item>
        <text:list-item>
          <text:p text:style-name="P33">Add extra CSS styles in the popup if required to display the new facilities.</text:p>
        </text:list-item>
      </text:list>
      <text:h text:style-name="P39" text:outline-level="2">Provide extra data</text:h>
      <text:p text:style-name="P5">If extra data is used, it must be included with every Hawthorn request. Along with the user name, display name, permissions, and key time, it is used in calculating the permission cache.</text:p>
      <text:h text:style-name="P10" text:outline-level="3">Raw code</text:h>
      <text:list xml:id="list158221817" text:style-name="L24">
        <text:list-item>
          <text:p text:style-name="P34"><text:span text:style-name="T3">When generating authorisation keys, your server-side code must include the extra data (see page </text:span><text:span text:style-name="T3"><text:reference-ref text:reference-format="page" text:ref-name="keys">7</text:reference-ref></text:span><text:span text:style-name="T3">).</text:span></text:p>
        </text:list-item>
        <text:list-item>
          <text:p text:style-name="P34">The Hawthorn JavaScript methods all contain an <text:span text:style-name="Code"><text:span text:style-name="T3">extra</text:span></text:span><text:span text:style-name="T3"> parameter. Your server-side code must include the right information in this parameter when generating the code that calls these methods.</text:span></text:p>
        </text:list-item>
      </text:list>
      <text:h text:style-name="P10" text:outline-level="3">JSP / PHP</text:h>
      <text:p text:style-name="Text_20_body"><text:span text:style-name="T3">The built-in libraries support extra data. In the </text:span><text:span text:style-name="Code"><text:span text:style-name="T3">&lt;init&gt;</text:span></text:span><text:span text:style-name="T3"> tag or </text:span><text:span text:style-name="Code"><text:span text:style-name="T3">init()</text:span></text:span><text:span text:style-name="T3"> function, make sure to pass in the correct extra data.</text:span></text:p>
      <text:h text:style-name="P39" text:outline-level="2"/>
      <text:p text:style-name="P9">Use extra data in popup</text:p>
      <text:p text:style-name="Text_20_body"><text:span text:style-name="T3">There are several places to hook into the </text:span><text:span text:style-name="Code"><text:span text:style-name="T3">HawthornPopup</text:span></text:span><text:span text:style-name="T3"> class – see </text:span><text:span text:style-name="Code"><text:span text:style-name="T3">hawthorn.js</text:span></text:span><text:span text:style-name="T3"> for documentation. The easiest is to redefine the </text:span><text:span text:style-name="Code"><text:span text:style-name="T3">addMessageExtra()</text:span></text:span><text:span text:style-name="T3"> function, which by default does nothing. You can redefine this function inside your </text:span><text:span text:style-name="Code"><text:span text:style-name="T3">popup.html</text:span></text:span><text:span text:style-name="T3"> or equivalent code, in between creating the </text:span><text:span text:style-name="Code"><text:span text:style-name="T3">HawthornPopup</text:span></text:span><text:span text:style-name="T3"> object and calling its </text:span><text:span text:style-name="Code"><text:span text:style-name="T3">init()</text:span></text:span><text:span text:style-name="T3"> method.</text:span></text:p>
      <text:p text:style-name="Text_20_body"><text:span text:style-name="T3">The </text:span><text:span text:style-name="Code"><text:span text:style-name="T3">addMessageExtra()</text:span></text:span><text:span text:style-name="T3"> function is called after a new </text:span><text:span text:style-name="Code"><text:span text:style-name="T3">&lt;div&gt;</text:span></text:span><text:span text:style-name="T3"> has been added for a new message (join, leave, say, or ban). It is given parameters indicating the type of the message, the extra data, and the </text:span><text:span text:style-name="Code"><text:span text:style-name="T3">&lt;div&gt;</text:span></text:span><text:span text:style-name="T3"> element. You can use these to add extra HTML elements to the DOM tree.</text:span></text:p>
      <text:p text:style-name="P5">When working out what you want to do to the DOM, it might help to use a tool like the FireBug extension for Firefox so that you can see what Hawthorn already puts there.</text:p>
      <text:h text:style-name="P10" text:outline-level="3">Example</text:h>
      <text:p text:style-name="Text_20_body"><text:span text:style-name="T3">This example assumes that the extra data consists of an image URL and nothing else. It creates a </text:span><text:span text:style-name="Code"><text:span text:style-name="T3">&lt;div&gt;</text:span></text:span><text:span text:style-name="T3"> with class </text:span><text:span text:style-name="Code"><text:span text:style-name="T3">userpic</text:span></text:span><text:span text:style-name="T3">, places this at the beginning of the new entry, and puts inside it an image with source URL from the extra data. Because the image is purely decorative and the user’s real name will appear immediately afterward, it sets the </text:span><text:span text:style-name="Code"><text:span text:style-name="T3">alt</text:span></text:span><text:span text:style-name="T3"> text to an empty string.</text:span></text:p>
      <text:p text:style-name="Text_20_body"><text:span text:style-name="T3">At the end of the entry it adds another </text:span><text:span text:style-name="Code"><text:span text:style-name="T3">&lt;div&gt;</text:span></text:span><text:span text:style-name="T3"> with a style that clears floats. This works with the CSS (see below) to ensure that entries don’t overlap when the text is shorter than the image.</text:span></text:p>
      <text:p text:style-name="P5">If the current message is a LEAVE, it makes the image partially transparent (may not do anything on Internet Explorer) to signify that the user is departing.</text:p>
      <text:p text:style-name="Text_20_body"><text:span text:style-name="Code"><text:span text:style-name="T3">popup.addMessageExtra = function(type, extra, entry)<text:line-break/>{<text:line-break/> <text:s/>var div = document.createElement('div');<text:line-break/> <text:s/>div.className = 'userpic';<text:line-break/> <text:s/>var img = document.createElement('img');<text:line-break/> <text:s/>div.appendChild(img);<text:line-break/> <text:s/>img.src = extra;<text:line-break/> <text:s/>img.alt = '';<text:line-break/> <text:s/>if(type == 'LEAVE')<text:line-break/> <text:s/>{<text:line-break/> <text:s text:c="3"/>img.style.opacity='0.3';<text:line-break/> <text:s/>}<text:line-break/> <text:s/>entry.insertBefore(div, entry.firstChild);<text:line-break/> <text:s/>div = document.createElement('div');<text:line-break/> <text:s/>div.style.clear = 'left';<text:line-break/> <text:s/>entry.appendChild(div);<text:line-break/>};</text:span></text:span></text:p>
      <text:h text:style-name="P39" text:outline-level="2"><text:soft-page-break/>CSS styles</text:h>
      <text:p text:style-name="Text_20_body"><text:span text:style-name="T3">You can add extra CSS styles to the </text:span><text:span text:style-name="Code"><text:span text:style-name="T3">popup.html</text:span></text:span><text:span text:style-name="T3"> or equivalent. Adding styles here, rather than modifying </text:span><text:span text:style-name="Code"><text:span text:style-name="T3">hawthorn.css</text:span></text:span><text:span text:style-name="T3">, means you can safely update </text:span><text:span text:style-name="Code"><text:span text:style-name="T3">hawthorn.css</text:span></text:span><text:span text:style-name="T3"> if there is <text:s/>a new version supplied with a later Hawthorn system update.</text:span></text:p>
      <text:h text:style-name="P10" text:outline-level="3">Example</text:h>
      <text:p text:style-name="P5">Here are the extra styles required to go with the JavaScript above.</text:p>
      <text:p text:style-name="Text_20_body"><text:span text:style-name="Code"><text:span text:style-name="T3">&lt;style type="text/css"&gt;<text:line-break/>.entry .message<text:line-break/>{<text:line-break/> <text:s/>margin-left:65px;<text:line-break/> <text:s/>text-indent:-25px;<text:line-break/>}<text:line-break/>.entry .userpic<text:line-break/>{<text:line-break/> <text:s/>float:left;<text:line-break/>}<text:line-break/>&lt;/style&gt;</text:spa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OpenSymbol" svg:font-family="OpenSymbol"/>
    <style:font-face style:name="Tahoma1" svg:font-family="Tahoma"/>
    <style:font-face style:name="Monaco" svg:font-family="Monaco" style:font-family-generic="modern" style:font-pitch="fixed"/>
    <style:font-face style:name="Monaco1" svg:font-family="Monaco" style:font-adornments="Regular" style:font-family-generic="modern" style:font-pitch="fixed"/>
    <style:font-face style:name="Museo 1001" svg:font-family="'Museo 100'" style:font-pitch="variable"/>
    <style:font-face style:name="Museo 100" svg:font-family="'Museo 100'" style:font-adornments="Regular" style:font-pitch="variable"/>
    <style:font-face style:name="Museo 500" svg:font-family="'Museo 500'" style:font-adornments="Regular" style:font-pitch="variable"/>
    <style:font-face style:name="Museo 900" svg:font-family="'Museo 900'" style:font-adornments="Regular"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Helvetica Neue"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199cm"/>
    </style:style>
    <style:style style:name="List" style:family="paragraph" style:parent-style-name="Text_20_body" style:class="list">
      <style:text-properties style:font-name="Helvetica Neue" style:font-name-complex="Tahoma1"/>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parent-style-name="Heading" style:next-style-name="Text_20_body" style:class="text">
      <style:paragraph-properties fo:margin-left="0cm" fo:margin-right="0cm" fo:text-indent="0cm" style:auto-text-indent="false"/>
      <style:text-properties style:font-name="Museo 100" fo:font-size="60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1">
      <style:paragraph-properties fo:margin-top="0cm" fo:margin-bottom="0.21cm" style:page-number="auto" fo:break-before="page" fo:background-color="transparent" style:shadow="none">
        <style:tab-stops/>
        <style:background-image/>
      </style:paragraph-properties>
      <style:text-properties fo:color="#483e37" style:font-name="Museo 900" fo:font-size="200%"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2">
      <style:paragraph-properties fo:orphans="0" style:page-number="auto" style:shadow="none"/>
      <style:text-properties fo:color="#483e37" style:font-name="Museo 500" fo:font-size="200%"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3">
      <style:paragraph-properties fo:padding="0cm" fo:border-left="none" fo:border-right="none" fo:border-top="none" fo:border-bottom="0.018cm solid #483e37" style:shadow="none"/>
      <style:text-properties style:font-name="Museo 500" fo:font-size="14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default-outline-level="4">
      <style:paragraph-properties style:page-number="auto"/>
      <style:text-properties style:font-name="Museo 500" fo:font-size="14pt" fo:font-weight="normal" style:font-size-asian="85%" style:font-weight-asian="bold" style:font-size-complex="85%" style:font-weight-complex="bold"/>
    </style:style>
    <style:style style:name="Footnote" style:family="paragraph" style:parent-style-name="Standard" style:class="extra" style:master-page-name="">
      <style:paragraph-properties fo:margin-left="0.499cm" fo:margin-right="0cm" fo:keep-together="always" fo:text-indent="-0.499cm" style:auto-text-indent="false" style:page-number="auto"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2_20_not_20_in_20_contents" style:display-name="Heading 2 not in contents" style:family="paragraph" style:parent-style-name="Heading_20_2"/>
    <style:style style:name="Table_20_Contents" style:display-name="Table Contents" style:family="paragraph" style:parent-style-name="Standard" style:class="extra">
      <style:paragraph-properties fo:margin-top="0cm" fo:margin-bottom="0.199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last" style:display-name="Table Contents last" style:family="paragraph" style:parent-style-name="Table_20_Contents">
      <style:paragraph-properties fo:margin-top="0cm" fo:margin-bottom="0cm"/>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483e37"/>
    </style:style>
    <style:style style:name="Advanced_20_heading" style:display-name="Advanced heading" style:family="paragraph" style:parent-style-name="Heading_20_4" style:class="text">
      <style:paragraph-properties fo:margin-top="0.21cm" fo:margin-bottom="0.21cm" fo:background-color="#e9ddaf" fo:padding-left="0.101cm" fo:padding-right="0.101cm" fo:padding-top="0.101cm" fo:padding-bottom="0cm" fo:border="0.002cm solid #e9ddaf" style:shadow="none">
        <style:background-image/>
      </style:paragraph-properties>
    </style:style>
    <style:style style:name="Advanced_20_content" style:display-name="Advanced content" style:family="paragraph" style:parent-style-name="Text_20_body" style:class="text">
      <style:paragraph-properties fo:background-color="#e9ddaf" fo:padding-left="0.101cm" fo:padding-right="0.101cm" fo:padding-top="0cm" fo:padding-bottom="0cm" fo:border="0.002cm solid #e9ddaf" style:shadow="none">
        <style:background-image/>
      </style:paragraph-properties>
    </style:style>
    <style:style style:name="Advanced_20_content_20_first" style:display-name="Advanced content first" style:family="paragraph" style:parent-style-name="Advanced_20_content" style:next-style-name="Advanced_20_content" style:class="text">
      <style:paragraph-properties fo:padding-left="0.101cm" fo:padding-right="0.101cm" fo:padding-top="0cm" fo:padding-bottom="0cm" fo:border="0.002cm solid #e9ddaf"/>
    </style:style>
    <style:style style:name="Advanced_20_content_20_last" style:display-name="Advanced content last" style:family="paragraph" style:parent-style-name="Advanced_20_content" style:next-style-name="Text_20_body" style:class="text">
      <style:paragraph-properties fo:padding-left="0.101cm" fo:padding-right="0.101cm" fo:padding-top="0.101cm" fo:padding-bottom="0.199cm" fo:border="0.002cm solid #e9ddaf"/>
    </style:style>
    <style:style style:name="Heading_20_3_20_after_20_page_20_break" style:display-name="Heading 3 after page break" style:family="paragraph" style:parent-style-name="Heading_20_3" style:class="text">
      <style:paragraph-properties fo:margin-top="0cm" fo:margin-bottom="0.21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Code" style:family="text">
      <style:text-properties style:font-name="Monaco1"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0T23:13:04</meta:creation-date>
    <dc:date>2009-05-22T22:13:22</dc:date>
    <meta:editing-duration>PT39H34M49S</meta:editing-duration>
    <meta:editing-cycles>99</meta:editing-cycles>
    <meta:generator>OpenOffice.org/3.0$Unix OpenOffice.org_project/300m15$Build-9379</meta:generator>
    <meta:print-date>2009-05-17T13:56:36</meta:print-date>
    <meta:document-statistic meta:table-count="3" meta:image-count="1" meta:object-count="0" meta:page-count="21" meta:paragraph-count="363" meta:word-count="4800" meta:character-count="29041"/>
    <meta:user-defined meta:name="Info 1"/>
    <meta:user-defined meta:name="Info 2"/>
    <meta:user-defined meta:name="Info 3"/>
    <meta:user-defined meta:name="Info 4"/>
  </office:meta>
</office:document-meta>
</file>